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Perfecto. Vamos a desarrollar el <text:span text:style-name="Strong_20_Emphasis">punto 6</text:span>, que es el cierre conceptual del capítulo: la síntesis que une todos los hilos —complejidad, límites físicos, arquitectura óptima, vida en sentido ampliado— y que prepara al lector para el ejemplo final del laberinto.</text:p>
      <text:p text:style-name="Text_20_body">Aquí te propongo una versión clara, elegante y filosóficamente resonante, escrita en tono de libro.</text:p>
      <text:p text:style-name="Horizontal_20_Line"/>
      <text:h text:style-name="Heading_20_1" text:outline-level="1">🌟 6. Conclusión: la vida como forma general de la inteligencia máxima posible</text:h>
      <text:p text:style-name="Text_20_body">Después de recorrer los límites físicos de la inteligencia, analizar qué arquitectura los minimiza y ampliar el concepto de vida más allá de la biología terrestre, podemos ver el panorama completo con una claridad nueva.</text:p>
      <text:p text:style-name="Text_20_body">La inteligencia no es un atributo mágico ni un privilegio humano.<text:line-break/>Es una <text:span text:style-name="Strong_20_Emphasis">estrategia física</text:span> para reducir incertidumbre en un universo que cambia.<text:line-break/>Y esa estrategia tiene límites: límites de energía, de velocidad, de memoria, de ruido, de tiempo.</text:p>
      <text:p text:style-name="Text_20_body">La pregunta entonces no es “¿qué es la inteligencia?”, sino:</text:p>
      <text:p text:style-name="Quotations"><text:span text:style-name="Strong_20_Emphasis">¿Qué tipo de sistema puede acercarse más a esos límites sin romperlos?</text:span></text:p>
      <text:p text:style-name="Text_20_body">La respuesta, sorprendentemente simple y profundamente universal, es esta:</text:p>
      <text:p text:style-name="Quotations"><text:span text:style-name="Strong_20_Emphasis">El sistema más inteligente posible es aquel que mejor aprovecha los recursos finitos del universo.<text:line-break/>Y ese sistema tiene la estructura lógica de la vida.</text:span></text:p>
      <text:p text:style-name="Text_20_body">No importa su forma, su química o su soporte material.<text:line-break/>Lo que importa es su dinámica:</text:p>
      <text:list xml:id="list2174546836" text:style-name="L1">
        <text:list-item>
          <text:p text:style-name="P2">se distribuye en el espacio, </text:p>
        </text:list-item>
        <text:list-item>
          <text:p text:style-name="P2">explora en paralelo, </text:p>
        </text:list-item>
        <text:list-item>
          <text:p text:style-name="P2">se auto-reproduce, </text:p>
        </text:list-item>
        <text:list-item>
          <text:p text:style-name="P2">introduce variación, </text:p>
        </text:list-item>
        <text:list-item>
          <text:p text:style-name="P2">selecciona lo que funciona, </text:p>
        </text:list-item>
        <text:list-item>
          <text:p text:style-name="P2">acumula información útil, </text:p>
        </text:list-item>
        <text:list-item>
          <text:p text:style-name="P1">se auto-modifica para mejorar. </text:p>
        </text:list-item>
      </text:list>
      <text:p text:style-name="Text_20_body">Cualquier sistema que posea estas propiedades se comporta como un ser vivo.<text:line-break/>Y cualquier sistema que no las posea está condenado a ser menos eficiente, menos adaptativo, menos inteligente.</text:p>
      <text:p text:style-name="Text_20_body">Por eso podemos afirmar:</text:p>
      <text:p text:style-name="Quotations"><text:soft-page-break/><text:span text:style-name="Strong_20_Emphasis">La vida no es una inteligencia entre otras.<text:line-break/>Es la forma general de la inteligencia máxima posible en un universo finito.</text:span></text:p>
      <text:p text:style-name="Text_20_body">Si algún día encontramos —o construimos— un sistema más inteligente que la vida terrestre, no será una máquina “superior” ni una entidad “más allá de la vida”.<text:line-break/>Será, simplemente, <text:span text:style-name="Strong_20_Emphasis">otra forma de vida</text:span>, más amplia, más compleja, más capaz.</text:p>
      <text:p text:style-name="Text_20_body">La vida no es un accidente químico.<text:line-break/>Es la arquitectura óptima para aprender del mundo.<text:line-break/>Es la manera en que el universo se vuelve capaz de comprenderse a sí mismo.</text:p>
      <text:p text:style-name="Horizontal_20_Line"/>
      <text:p text:style-name="Text_20_body">Si quieres, ahora podemos pasar al <text:span text:style-name="Strong_20_Emphasis">punto 7</text:span>, donde cerramos el capítulo con el ejemplo del laberinto, mostrando de forma intuitiva cómo un sistema vivo disuelve la complejidad en decisiones trivial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9:30:40.212000000</meta:creation-date>
    <dc:date>2026-04-02T19:34:04.704000000</dc:date>
    <meta:editing-duration>PT3M24S</meta:editing-duration>
    <meta:editing-cycles>1</meta:editing-cycles>
    <meta:document-statistic meta:table-count="0" meta:image-count="0" meta:object-count="0" meta:page-count="2" meta:paragraph-count="23" meta:word-count="399" meta:character-count="2446" meta:non-whitespace-character-count="2070"/>
    <meta:generator>LibreOffice/7.3.5.2$Windows_X86_64 LibreOffice_project/184fe81b8c8c30d8b5082578aee2fed2ea847c01</meta:generator>
  </office:meta>
</office:document-meta>
</file>